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cm" fo:margin-right="0cm" fo:text-indent="0cm" style:auto-text-indent="false"/>
    </style:style>
    <style:style style:name="P2" style:family="paragraph" style:parent-style-name="Text_20_body">
      <style:paragraph-properties fo:margin-left="0cm" fo:margin-right="0cm" fo:text-indent="0cm" style:auto-text-indent="false"/>
    </style:style>
    <style:style style:name="P3" style:family="paragraph" style:parent-style-name="Standard">
      <style:paragraph-properties fo:break-before="page"/>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response-message-model-name"/>qwen2.5:7b</text:p>
      <text:section text:style-name="Sect1" text:name="response-content-container">
        <text:p text:style-name="P2">Bien sûr ! Je vais vous guider pas à pas pour structurer votre projet de manière à répondre aux exigences. Nous allons diviser le travail en plusieurs étapes, chacune avec des conseils spécifiques sur la structure du code et les tâches à accomplir.</text:p>
      </text:section>
      <text:p text:style-name="Standard"/>
      <text:p text:style-name="Standard"/>
      <text:p text:style-name="Standard">### Étape 1: Comprendre et Analyser les Données</text:p>
      <text:p text:style-name="Standard"/>
      <text:p text:style-name="Standard">#### Tâches:</text:p>
      <text:p text:style-name="Standard">- Télécharger et comprendre les données fournies.</text:p>
      <text:p text:style-name="Standard">- Préparer un tableau de bord pour visualiser les principales caractéristiques des données.</text:p>
      <text:p text:style-name="Standard"/>
      <text:p text:style-name="Standard">**Étape 1.1: Charger les données**</text:p>
      <text:p text:style-name="Standard"/>
      <text:p text:style-name="Standard">```python</text:p>
      <text:p text:style-name="Standard">import pandas as pd</text:p>
      <text:p text:style-name="Standard"/>
      <text:p text:style-name="Standard"># Charger les données Delay Analysis</text:p>
      <text:p text:style-name="Standard">delay_analysis = pd.read_csv('Delay_Analysis.csv')</text:p>
      <text:p text:style-name="Standard"/>
      <text:p text:style-name="Standard"># Charger les données Pricing Optimization</text:p>
      <text:p text:style-name="Standard">pricing_optimization = pd.read_csv('Pricing_Optimization.csv')</text:p>
      <text:p text:style-name="Standard">```</text:p>
      <text:p text:style-name="Standard"/>
      <text:p text:style-name="Standard">#### Analyser et visualiser les données</text:p>
      <text:p text:style-name="Standard"/>
      <text:p text:style-name="Standard">```python</text:p>
      <text:p text:style-name="Standard">import matplotlib.pyplot as plt</text:p>
      <text:p text:style-name="Standard">import seaborn as sns</text:p>
      <text:p text:style-name="Standard"/>
      <text:p text:style-name="Standard"># Afficher un résumé des données</text:p>
      <text:p text:style-name="Standard">print(delay_analysis.head())</text:p>
      <text:p text:style-name="Standard">print(pricing_optimization.head())</text:p>
      <text:p text:style-name="Standard"/>
      <text:p text:style-name="Standard"># Visualiser le nombre de retards par type de location</text:p>
      <text:p text:style-name="Standard">sns.countplot(data=delay_analysis, x='flow_type')</text:p>
      <text:p text:style-name="Standard">plt.title('Nombre de retards par type de location')</text:p>
      <text:p text:style-name="Standard">plt.show()</text:p>
      <text:p text:style-name="Standard"/>
      <text:p text:style-name="Standard"># Visualiser la distribution du retard en minutes</text:p>
      <text:p text:style-name="Standard">sns.histplot(data=delay_analysis, x='checkout_delay_minutes', bins=30)</text:p>
      <text:p text:style-name="Standard">plt.title('Distribution des retards en minutes')</text:p>
      <text:p text:style-name="Standard">plt.show()</text:p>
      <text:p text:style-name="Standard">```</text:p>
      <text:p text:style-name="Standard"/>
      <text:p text:style-name="Standard">### Étape 2: Créer le Tableau de Bord</text:p>
      <text:p text:style-name="Standard"/>
      <text:p text:style-name="Standard">#### Tâches:</text:p>
      <text:p text:style-name="Standard">- Utiliser Streamlit pour créer un tableau de bord interactif.</text:p>
      <text:p text:style-name="Standard">- Afficher les résultats de l'analyse dans le tableau de bord.</text:p>
      <text:p text:style-name="Standard"/>
      <text:p text:style-name="Standard"><text:soft-page-break/>**Étape 2.1: Initialiser Streamlit**</text:p>
      <text:p text:style-name="Standard"/>
      <text:p text:style-name="Standard">```python</text:p>
      <text:p text:style-name="Standard">import streamlit as st</text:p>
      <text:p text:style-name="Standard"/>
      <text:p text:style-name="Standard"># Titre du tableau de bord</text:p>
      <text:p text:style-name="Standard">st.title("Analyse Getaround")</text:p>
      <text:p text:style-name="Standard"/>
      <text:p text:style-name="Standard"># Ajouter des widgets pour sélectionner le seuil et la portée</text:p>
      <text:p text:style-name="Standard">threshold = st.slider('Minimum delay (minutes)', min_value=5, max_value=60)</text:p>
      <text:p text:style-name="Standard">scope = st.selectbox('Scope', ['all', 'connect'])</text:p>
      <text:p text:style-name="Standard"/>
      <text:p text:style-name="Standard"># Afficher les résultats de l'analyse basés sur les paramètres choisis</text:p>
      <text:p text:style-name="Standard">```</text:p>
      <text:p text:style-name="Standard"/>
      <text:p text:style-name="Standard">**Étape 2.2: Calculer et afficher les résultats**</text:p>
      <text:p text:style-name="Standard"/>
      <text:p text:style-name="Standard">```python</text:p>
      <text:p text:style-name="Standard">def calculate_impact(delay_analysis, threshold=15, scope='all'):</text:p>
      <text:p text:style-name="Standard"><text:s text:c="4"/>if scope == 'connect':</text:p>
      <text:p text:style-name="Standard"><text:s text:c="8"/>filtered_data = delay_analysis[delay_analysis['flow_type'] == 'Connect']</text:p>
      <text:p text:style-name="Standard"><text:s text:c="4"/>else:</text:p>
      <text:p text:style-name="Standard"><text:s text:c="8"/>filtered_data = delay_analysis</text:p>
      <text:p text:style-name="Standard"><text:s text:c="4"/></text:p>
      <text:p text:style-name="Standard"><text:s text:c="4"/># Calculer le nombre de retards affectés par le seuil</text:p>
      <text:p text:style-name="Standard"><text:s text:c="4"/>late_returns_impacted = (filtered_data['checkout_delay_minutes'] &gt;= threshold).sum()</text:p>
      <text:p text:style-name="Standard"><text:s text:c="4"/></text:p>
      <text:p text:style-name="Standard"><text:s text:c="4"/>return late_returns_impacted</text:p>
      <text:p text:style-name="Standard"/>
      <text:p text:style-name="Standard"># Afficher les résultats</text:p>
      <text:p text:style-name="Standard">st.write(f"Nombre de retards potentiellement affectés: {calculate_impact(delay_analysis, threshold, scope)}")</text:p>
      <text:p text:style-name="Standard">```</text:p>
      <text:p text:style-name="Standard"/>
      <text:p text:style-name="Standard">### Étape 3: Modélisation et Prédiction</text:p>
      <text:p text:style-name="Standard"/>
      <text:p text:style-name="Standard">#### Tâches:</text:p>
      <text:p text:style-name="Standard">- Créer un modèle pour prédire le prix optimal.</text:p>
      <text:p text:style-name="Standard">- Définir une API `/predict`.</text:p>
      <text:p text:style-name="Standard"/>
      <text:p text:style-name="Standard">**Étape 3.1: Prétraitement des données**</text:p>
      <text:p text:style-name="Standard"/>
      <text:p text:style-name="Standard">```python</text:p>
      <text:p text:style-name="Standard">from sklearn.model_selection import train_test_split</text:p>
      <text:p text:style-name="Standard">from sklearn.preprocessing import StandardScaler</text:p>
      <text:p text:style-name="Standard"/>
      <text:p text:style-name="Standard">X = pricing_optimization.drop(columns=['price'])</text:p>
      <text:p text:style-name="Standard">y = pricing_optimization['price']</text:p>
      <text:p text:style-name="Standard"/>
      <text:p text:style-name="Standard"># Normaliser les caractéristiques</text:p>
      <text:p text:style-name="Standard">scaler = StandardScaler()</text:p>
      <text:p text:style-name="Standard">X_scaled = scaler.fit_transform(X)</text:p>
      <text:p text:style-name="Standard"><text:soft-page-break/></text:p>
      <text:p text:style-name="Standard"># Diviser en ensembles d'entraînement et de test</text:p>
      <text:p text:style-name="Standard">X_train, X_test, y_train, y_test = train_test_split(X_scaled, y, test_size=0.2, random_state=42)</text:p>
      <text:p text:style-name="Standard">```</text:p>
      <text:p text:style-name="Standard"/>
      <text:p text:style-name="Standard">**Étape 3.2: Entraîner le modèle**</text:p>
      <text:p text:style-name="Standard"/>
      <text:p text:style-name="Standard">```python</text:p>
      <text:p text:style-name="Standard">from sklearn.linear_model import LinearRegression</text:p>
      <text:p text:style-name="Standard"/>
      <text:p text:style-name="Standard">model = LinearRegression()</text:p>
      <text:p text:style-name="Standard">model.fit(X_train, y_train)</text:p>
      <text:p text:style-name="Standard"/>
      <text:p text:style-name="Standard"># Évaluer le modèle sur l'ensemble de test</text:p>
      <text:p text:style-name="Standard">score = model.score(X_test, y_test)</text:p>
      <text:p text:style-name="Standard">st.write(f"Score du modèle : {score}")</text:p>
      <text:p text:style-name="Standard">```</text:p>
      <text:p text:style-name="Standard"/>
      <text:p text:style-name="Standard">**Étape 3.3: Créer l'API `/predict`**</text:p>
      <text:p text:style-name="Standard"/>
      <text:p text:style-name="Standard">```python</text:p>
      <text:p text:style-name="Standard">from fastapi import FastAPI, HTTPException</text:p>
      <text:p text:style-name="Standard"/>
      <text:p text:style-name="Standard">app = FastAPI()</text:p>
      <text:p text:style-name="Standard"/>
      <text:p text:style-name="Standard">@app.post("/predict")</text:p>
      <text:p text:style-name="Standard">def predict_price(input_data: list):</text:p>
      <text:p text:style-name="Standard"><text:s text:c="4"/>input_array = [input_data]</text:p>
      <text:p text:style-name="Standard"><text:s text:c="4"/>input_scaled = scaler.transform(input_array)</text:p>
      <text:p text:style-name="Standard"><text:s text:c="4"/>prediction = model.predict(input_scaled)[0]</text:p>
      <text:p text:style-name="Standard"><text:s text:c="4"/></text:p>
      <text:p text:style-name="Standard"><text:s text:c="4"/>return {"prediction": int(prediction)}</text:p>
      <text:p text:style-name="Standard"/>
      <text:p text:style-name="Standard"># Enregistrer l'application API sur Hugging Face</text:p>
      <text:p text:style-name="Standard">from huggingface_hub import notebook_login</text:p>
      <text:p text:style-name="Standard"/>
      <text:p text:style-name="Standard">notebook_login()</text:p>
      <text:p text:style-name="Standard">```</text:p>
      <text:p text:style-name="Standard"/>
      <text:p text:style-name="Standard">### Étape 4: Documentation et Partage du Code</text:p>
      <text:p text:style-name="Standard"/>
      <text:p text:style-name="Standard">#### Tâches:</text:p>
      <text:p text:style-name="Standard">- Créer une documentation de l'API.</text:p>
      <text:p text:style-name="Standard">- Mettre le code en ligne.</text:p>
      <text:p text:style-name="Standard"/>
      <text:p text:style-name="Standard">**Étape 4.1: Créer la documentation**</text:p>
      <text:p text:style-name="Standard"/>
      <text:p text:style-name="Standard">```python</text:p>
      <text:p text:style-name="Standard"># Fichier README.md</text:p>
      <text:p text:style-name="Standard">with open("README.md", "w") as file:</text:p>
      <text:p text:style-name="Standard"><text:s text:c="4"/>file.write("# Documentation\n")</text:p>
      <text:p text:style-name="Standard"><text:s text:c="4"/>file.write("## Endpoints\n")</text:p>
      <text:p text:style-name="Standard"><text:soft-page-break/><text:s text:c="4"/>file.write("- **/predict**: Accepts JSON input data and returns predictions.\n")</text:p>
      <text:p text:style-name="Standard">```</text:p>
      <text:p text:style-name="Standard"/>
      <text:p text:style-name="Standard">**Étape 4.2: Mise en ligne du code**</text:p>
      <text:p text:style-name="Standard"/>
      <text:p text:style-name="Standard">```bash</text:p>
      <text:p text:style-name="Standard">git init</text:p>
      <text:p text:style-name="Standard">git add .</text:p>
      <text:p text:style-name="Standard">git commit -m "Initial commit"</text:p>
      <text:p text:style-name="Standard">git remote add origin https://github.com/tvialle/getaround_analysis.git</text:p>
      <text:p text:style-name="Standard">git push -u origin main</text:p>
      <text:p text:style-name="Standard">```</text:p>
      <text:p text:style-name="Standard"/>
      <text:p text:style-name="Standard">### Conclusion</text:p>
      <text:p text:style-name="Standard"/>
      <text:p text:style-name="Standard">Vous pouvez maintenant utiliser Streamlit pour exécuter votre tableau de bord et vérifier les résultats. Pour le déploiement, vous pouvez déployer l'API FastAPI sur Hugging Face en suivant la documentation de Streamlit.</text:p>
      <text:p text:style-name="Standard"/>
      <text:p text:style-name="Standard">**URLs importantes:**</text:p>
      <text:p text:style-name="Standard">- **GitHub repository**: `https://github.com/tvialle/getaround_analysis`</text:p>
      <text:p text:style-name="Standard">- **API endpoint**: `https://your-url.com/predict`</text:p>
      <text:p text:style-name="Standard"/>
      <text:p text:style-name="Standard">N'hésitez pas à ajuster les détails selon vos besoins spécifiques et assurez-vous que votre code suit les meilleures pratiques du domaine. Bonne chance avec votre certification !</text:p>
      <text:p text:style-name="P3">Je vais vous guider étape par étape pour compléter ce projet.</text:p>
      <text:p text:style-name="Standard"/>
      <text:p text:style-name="Standard">**Étape 1 : Comprendre les données**</text:p>
      <text:p text:style-name="Standard"/>
      <text:p text:style-name="Standard">Téléchargez les deux fichiers de données fournis :</text:p>
      <text:p text:style-name="Standard"/>
      <text:p text:style-name="Standard">* <text:s text:c="2"/>Delay Analysis</text:p>
      <text:p text:style-name="Standard">* <text:s text:c="2"/>Pricing Optimization</text:p>
      <text:p text:style-name="Standard"/>
      <text:p text:style-name="Standard">Analysez-les et comprenez leur structure. Vous trouverez probablement des informations sur les propriétés des voitures, les performances des propriétaires, etc.</text:p>
      <text:p text:style-name="Standard"/>
      <text:p text:style-name="Standard">**Étape 2 : Créer le dashboard**</text:p>
      <text:p text:style-name="Standard"/>
      <text:p text:style-name="Standard">Utilisez la bibliothèque `streamlit` pour créer un dashboard interactif qui répond aux questions posées par le product manager. Voici une structure de base pour votre dashboard :</text:p>
      <text:p text:style-name="Standard"/>
      <text:p text:style-name="Standard">```python</text:p>
      <text:p text:style-name="Standard">import streamlit as st</text:p>
      <text:p text:style-name="Standard"/>
      <text:p text:style-name="Standard">st.title("Getaround Analysis")</text:p>
      <text:p text:style-name="Standard"/>
      <text:p text:style-name="Standard"># Section 1 : Nombre de propriétaires affectés</text:p>
      <text:p text:style-name="Standard">with st.expander("Nombre de propriétaires affectés"):</text:p>
      <text:p text:style-name="Standard"><text:s text:c="4"/># Afficher la proportion de propriétaires qui seraient affectés par le nouveau seuil</text:p>
      <text:p text:style-name="Standard"><text:s text:c="4"/>st.write("Proportion de propriétaires affectés :")</text:p>
      <text:p text:style-name="Standard"/>
      <text:p text:style-name="Standard"># Section 2 : Nombre de locations affectées</text:p>
      <text:p text:style-name="Standard">with st.expander("Nombre de locations affectées"):</text:p>
      <text:p text:style-name="Standard"><text:s text:c="4"/># Afficher le nombre de locations qui seraient affectées par le nouveau seuil</text:p>
      <text:p text:style-name="Standard"><text:s text:c="4"/>st.write("Nombre de locations affectées :")</text:p>
      <text:p text:style-name="Standard"/>
      <text:p text:style-name="Standard"># Section 3 : Fréquence des retards</text:p>
      <text:p text:style-name="Standard">with st.expander("Fréquence des retards"):</text:p>
      <text:p text:style-name="Standard"><text:s text:c="4"/># Afficher la fréquence des retards pour les propriétaires</text:p>
      <text:p text:style-name="Standard"><text:s text:c="4"/>st.write("Fréquence des retards :")</text:p>
      <text:p text:style-name="Standard">```</text:p>
      <text:p text:style-name="Standard"/>
      <text:p text:style-name="Standard">**Étape 3 : Créer l'endpoint `/predict`**</text:p>
      <text:p text:style-name="Standard"/>
      <text:p text:style-name="Standard">Utilisez la bibliothèque `huggingface` pour créer un modèle de prédiction qui répond à la question posée par le product manager. Voici une structure de base pour votre endpoint :</text:p>
      <text:p text:style-name="Standard"/>
      <text:p text:style-name="Standard">```python</text:p>
      <text:p text:style-name="Standard">import torch</text:p>
      <text:p text:style-name="Standard">from transformers import AutoModelForSequenceClassification, AutoTokenizer</text:p>
      <text:p text:style-name="Standard"/>
      <text:p text:style-name="Standard"># Charger le modèle et le tokenizer</text:p>
      <text:p text:style-name="Standard">model = AutoModelForSequenceClassification.from_pretrained("your-model-name")</text:p>
      <text:p text:style-name="Standard">tokenizer = AutoTokenizer.from_pretrained("your-tokenizer-name")</text:p>
      <text:p text:style-name="Standard"/>
      <text:p text:style-name="Standard">def predict(input_data):</text:p>
      <text:p text:style-name="Standard"><text:soft-page-break/><text:s text:c="4"/># Prétraiter les données d'entrée</text:p>
      <text:p text:style-name="Standard"><text:s text:c="4"/>inputs = tokenizer.encode_plus(</text:p>
      <text:p text:style-name="Standard"><text:s text:c="8"/>input_data,</text:p>
      <text:p text:style-name="Standard"><text:s text:c="8"/>max_length=512,</text:p>
      <text:p text:style-name="Standard"><text:s text:c="8"/>padding="max_length",</text:p>
      <text:p text:style-name="Standard"><text:s text:c="8"/>truncation=True,</text:p>
      <text:p text:style-name="Standard"><text:s text:c="8"/>return_attention_mask=True,</text:p>
      <text:p text:style-name="Standard"><text:s text:c="8"/>return_tensors="pt"</text:p>
      <text:p text:style-name="Standard"><text:s text:c="4"/>)</text:p>
      <text:p text:style-name="Standard"/>
      <text:p text:style-name="Standard"><text:s text:c="4"/># Faire la prédiction</text:p>
      <text:p text:style-name="Standard"><text:s text:c="4"/>outputs = model(**inputs)</text:p>
      <text:p text:style-name="Standard"/>
      <text:p text:style-name="Standard"><text:s text:c="4"/># Retourner la prédiction</text:p>
      <text:p text:style-name="Standard"><text:s text:c="4"/>return torch.argmax(outputs.logits, dim=1).item()</text:p>
      <text:p text:style-name="Standard"/>
      <text:p text:style-name="Standard"># Créer l'endpoint /predict</text:p>
      <text:p text:style-name="Standard">from fastapi import FastAPI</text:p>
      <text:p text:style-name="Standard"/>
      <text:p text:style-name="Standard">app = FastAPI()</text:p>
      <text:p text:style-name="Standard"/>
      <text:p text:style-name="Standard">@app.post("/predict")</text:p>
      <text:p text:style-name="Standard">async def predict_endpoint(input_data: dict):</text:p>
      <text:p text:style-name="Standard"><text:s text:c="4"/># Appeler la fonction de prédiction</text:p>
      <text:p text:style-name="Standard"><text:s text:c="4"/>prediction = predict(input_data["input"])</text:p>
      <text:p text:style-name="Standard"/>
      <text:p text:style-name="Standard"><text:s text:c="4"/># Retourner la prédiction sous forme JSON</text:p>
      <text:p text:style-name="Standard"><text:s text:c="4"/>return {"prediction": prediction}</text:p>
      <text:p text:style-name="Standard">```</text:p>
      <text:p text:style-name="Standard"/>
      <text:p text:style-name="Standard">**Étape 4 : Créer la documentation**</text:p>
      <text:p text:style-name="Standard"/>
      <text:p text:style-name="Standard">Créez une page de documentation qui décrit les endpoints disponibles, leurs méthodes, leurs entrées et leurs sorties. Vous pouvez utiliser la bibliothèque `sphinx` pour créer la documentation.</text:p>
      <text:p text:style-name="Standard"/>
      <text:p text:style-name="Standard">Voici un exemple de documentation :</text:p>
      <text:p text:style-name="Standard">```markdown</text:p>
      <text:p text:style-name="Standard"># Documentation</text:p>
      <text:p text:style-name="Standard"/>
      <text:p text:style-name="Standard">## /predict</text:p>
      <text:p text:style-name="Standard"/>
      <text:p text:style-name="Standard">### Description</text:p>
      <text:p text:style-name="Standard"/>
      <text:p text:style-name="Standard">Endpoint pour faire des prédictions.</text:p>
      <text:p text:style-name="Standard"/>
      <text:p text:style-name="Standard">### Méthode</text:p>
      <text:p text:style-name="Standard"/>
      <text:p text:style-name="Standard">* <text:s text:c="2"/>POST</text:p>
      <text:p text:style-name="Standard"/>
      <text:p text:style-name="Standard">### Entrée</text:p>
      <text:p text:style-name="Standard"/>
      <text:p text:style-name="Standard">* <text:s text:c="2"/>input (dict): Données d'entrée pour la prédiction</text:p>
      <text:p text:style-name="Standard"><text:soft-page-break/></text:p>
      <text:p text:style-name="Standard">### Sortie</text:p>
      <text:p text:style-name="Standard"/>
      <text:p text:style-name="Standard">* <text:s text:c="2"/>prediction (int): Prédiction résultante</text:p>
      <text:p text:style-name="Standard">```</text:p>
      <text:p text:style-name="Standard"/>
      <text:p text:style-name="Standard">**Étape 5 : Hostez votre API**</text:p>
      <text:p text:style-name="Standard"/>
      <text:p text:style-name="Standard">Utilisez une plateforme de hosting comme `huggingface` ou `heroku` pour héberger votre API.</text:p>
      <text:p text:style-name="Standard"/>
      <text:p text:style-name="Standard">**Étape 6 : Partagez votre code**</text:p>
      <text:p text:style-name="Standard"/>
      <text:p text:style-name="Standard">Partagez votre code sur un dépôt Git (comme GitHub) et fournissez le lien au jury.</text:p>
      <text:p text:style-name="Standard"/>
      <text:p text:style-name="Standard">Voilà ! Vous avez terminé le projet. Bonne chance pour votre certification !</text:p>
      <text:p text:style-name="Standard"/>
      <text:p text:style-name="Standard">Note : Il est important de suivre les consignes du projet et de respecter les contraintes imposées par le jury.</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1-29T16:31:32.376303764</meta:creation-date>
    <dc:date>2026-01-29T16:33:49.656380182</dc:date>
    <meta:editing-duration>PT2M18S</meta:editing-duration>
    <meta:editing-cycles>1</meta:editing-cycles>
    <meta:document-statistic meta:table-count="0" meta:image-count="0" meta:object-count="0" meta:page-count="7" meta:paragraph-count="202" meta:word-count="1045" meta:character-count="8175" meta:non-whitespace-character-count="7127"/>
    <meta:generator>LibreOffice/25.8.4.2$Linux_X86_64 LibreOffice_project/580$Build-2</meta:generator>
  </office:meta>
</office:document-meta>
</file>